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23cm" fo:margin-left="1.683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7.098cm"/>
    </style:style>
    <style:style style:name="Table1.A1" style:family="table-cell">
      <style:table-cell-properties style:vertical-align="middle" fo:background-color="#dddddd" fo:padding="0.097cm" fo:border="none">
        <style:background-image/>
      </style:table-cell-properties>
    </style:style>
    <style:style style:name="Table1.A2" style:family="table-cell">
      <style:table-cell-properties style:vertical-align="middle" fo:padding="0.097cm" fo:border="none"/>
    </style:style>
    <style:style style:name="Table1.B2" style:family="table-cell">
      <style:table-cell-properties style:vertical-align="middle" fo:padding="0.097cm" fo:border="none"/>
    </style:style>
    <style:style style:name="Table1.C2" style:family="table-cell">
      <style:table-cell-properties style:vertical-align="middle" fo:padding="0.097cm" fo:border="none"/>
    </style:style>
    <style:style style:name="Table1.A3" style:family="table-cell">
      <style:table-cell-properties style:vertical-align="middle" fo:padding="0.097cm" fo:border-left="none" fo:border-right="none" fo:border-top="none" fo:border-bottom="0.25pt solid #cccccc"/>
    </style:style>
    <style:style style:name="Table1.B3" style:family="table-cell">
      <style:table-cell-properties style:vertical-align="middle" fo:padding="0.097cm" fo:border-left="none" fo:border-right="none" fo:border-top="none" fo:border-bottom="0.25pt solid #cccccc"/>
    </style:style>
    <style:style style:name="Table1.C3" style:family="table-cell">
      <style:table-cell-properties style:vertical-align="middle" fo:padding="0.097cm" fo:border-left="none" fo:border-right="none" fo:border-top="none" fo:border-bottom="0.25pt solid #cccccc"/>
    </style:style>
    <style:style style:name="P1" style:family="paragraph" style:parent-style-name="Footer">
      <style:paragraph-properties fo:text-align="center" style:justify-single-word="false"/>
      <style:text-properties officeooo:rsid="0046dafd" officeooo:paragraph-rsid="0046daf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in Modern Roman" fo:font-size="9pt" fo:font-weight="bold" officeooo:rsid="0024c25a" officeooo:paragraph-rsid="0024c25a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in Modern Roman" fo:font-size="9pt" officeooo:rsid="0036e454" officeooo:paragraph-rsid="0036e454" style:font-size-asian="9pt" style:font-size-complex="9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3b2248" officeooo:paragraph-rsid="004419a4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19922e" officeooo:paragraph-rsid="004419a4" style:font-size-asian="9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1d5ce2" officeooo:paragraph-rsid="0044853d" style:font-size-asian="9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423500" officeooo:paragraph-rsid="0044853d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3873f1" officeooo:paragraph-rsid="003873f1" style:font-size-asian="9pt" style:font-weight-asian="normal" style:font-size-complex="9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1b6124" officeooo:paragraph-rsid="001b6124" style:font-size-asian="7.84999990463257pt" style:font-weight-asian="normal" style:font-size-complex="9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normal" officeooo:rsid="001d5ce2" officeooo:paragraph-rsid="0044853d" style:font-size-asian="5.25pt" style:font-weight-asian="normal" style:font-size-complex="6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normal" officeooo:rsid="003873f1" officeooo:paragraph-rsid="003873f1" style:font-size-asian="5.25pt" style:font-weight-asian="normal" style:font-size-complex="6pt" style:font-weight-complex="normal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Latin Modern Roman" fo:font-size="6pt" fo:language="ca" fo:country="ES" fo:font-weight="normal" officeooo:rsid="001b6124" officeooo:paragraph-rsid="001b6124" style:font-size-asian="5.25pt" style:font-weight-asian="normal" style:font-size-complex="6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bold" officeooo:rsid="0019922e" officeooo:paragraph-rsid="0019922e" style:font-size-asian="5.25pt" style:font-weight-asian="bold" style:font-size-complex="6pt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Latin Modern Roman" fo:font-size="10pt" fo:language="ca" fo:country="ES" fo:font-weight="bold" officeooo:rsid="0019922e" officeooo:paragraph-rsid="0019922e" style:font-size-asian="10pt" style:font-weight-asian="bold" style:font-size-complex="10pt" style:font-weight-complex="bold"/>
    </style:style>
    <style:style style:name="P16" style:family="paragraph" style:parent-style-name="Standard" style:list-style-name="L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atin Modern Roman" fo:font-size="12pt" fo:language="ca" fo:country="ES" fo:font-weight="bold" officeooo:rsid="0033d6cf" officeooo:paragraph-rsid="0033d6cf" style:font-size-asian="12pt" style:font-weight-asian="bold" style:font-size-complex="12pt" style:font-weight-complex="bold"/>
    </style:style>
    <style:style style:name="P17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atin Modern Roman" fo:font-size="9pt" fo:language="ca" fo:country="ES" fo:font-weight="bold" officeooo:rsid="0046dafd" officeooo:paragraph-rsid="0046dafd" style:font-size-asian="9pt" style:font-weight-asian="bold" style:font-size-complex="9pt" style:font-weight-complex="bold"/>
    </style:style>
    <style:style style:name="P18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666666" style:font-name="Latin Modern Roman" fo:font-size="9pt" fo:language="ca" fo:country="ES" fo:font-weight="bold" officeooo:rsid="0046dafd" officeooo:paragraph-rsid="0046dafd" style:font-size-asian="9pt" style:font-weight-asian="bold" style:font-size-complex="9pt" style:font-weight-complex="bold"/>
    </style:style>
    <style:style style:name="P19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atin Modern Roman" fo:font-size="10pt" fo:language="ca" fo:country="ES" fo:font-weight="bold" officeooo:rsid="0019922e" officeooo:paragraph-rsid="0019922e" style:font-size-asian="10pt" style:font-weight-asian="bold" style:font-size-complex="10pt" style:font-weight-complex="bold"/>
    </style:style>
    <style:style style:name="P20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style:font-name="Latin Modern Roman" fo:font-size="9pt" fo:language="ca" fo:country="ES" fo:font-weight="normal" officeooo:rsid="00391616" officeooo:paragraph-rsid="00391616" style:font-size-asian="9pt" style:font-weight-asian="normal" style:font-size-complex="9pt" style:font-weight-complex="normal"/>
    </style:style>
    <style:style style:name="P21" style:family="paragraph" style:parent-style-name="Standard" style:list-style-name="L3">
      <loext:graphic-properties draw:fill="none"/>
      <style:paragraph-properties fo:margin-left="1.9cm" fo:margin-right="0cm" fo:text-align="justify" style:justify-single-word="false" fo:text-indent="-0.6cm" style:auto-text-indent="false" fo:background-color="transparent"/>
      <style:text-properties style:font-name="Latin Modern Roman" fo:font-size="9pt" fo:language="ca" fo:country="ES" fo:font-weight="normal" officeooo:rsid="00391616" officeooo:paragraph-rsid="00391616" style:font-size-asian="9pt" style:font-weight-asian="normal" style:font-size-complex="9pt" style:font-weight-complex="normal"/>
    </style:style>
    <style:style style:name="P22" style:family="paragraph" style:parent-style-name="Standard" style:list-style-name="L3">
      <loext:graphic-properties draw:fill="none"/>
      <style:paragraph-properties fo:margin-left="1.9cm" fo:margin-right="0cm" fo:text-align="justify" style:justify-single-word="false" fo:text-indent="-0.6cm" style:auto-text-indent="false" fo:background-color="transparent"/>
      <style:text-properties style:font-name="Latin Modern Roman" fo:font-size="9pt" fo:language="ca" fo:country="ES" fo:font-weight="normal" officeooo:rsid="002e512b" officeooo:paragraph-rsid="00391616" style:font-size-asian="9pt" style:font-weight-asian="normal" style:font-size-complex="9pt" style:font-weight-complex="normal"/>
    </style:style>
    <style:style style:name="P23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Latin Modern Roman" fo:font-size="6pt" fo:language="ca" fo:country="ES" fo:font-weight="normal" officeooo:rsid="002c753d" officeooo:paragraph-rsid="002c753d" style:font-size-asian="5.25pt" style:font-weight-asian="normal" style:font-size-complex="6pt" style:font-weight-complex="normal"/>
    </style:style>
    <style:style style:name="P24" style:family="paragraph" style:parent-style-name="Standard">
      <style:paragraph-properties fo:margin-top="0.3cm" fo:margin-bottom="0cm" loext:contextual-spacing="false" fo:text-align="justify" style:justify-single-word="false"/>
      <style:text-properties style:font-name="Latin Modern Roman" fo:font-size="10pt" fo:language="ca" fo:country="ES" fo:font-weight="bold" officeooo:rsid="0019922e" officeooo:paragraph-rsid="0019922e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.3cm" fo:margin-bottom="0cm" loext:contextual-spacing="false" fo:text-align="justify" style:justify-single-word="false"/>
      <style:text-properties style:font-name="Latin Modern Roman" fo:font-size="6pt" fo:language="ca" fo:country="ES" fo:font-weight="bold" officeooo:rsid="0019922e" officeooo:paragraph-rsid="0019922e" style:font-size-asian="5.25pt" style:font-weight-asian="bold" style:font-size-complex="6pt" style:font-weight-complex="bold"/>
    </style:style>
    <style:style style:name="T1" style:family="text">
      <style:text-properties style:text-underline-style="none" fo:font-weight="bold" style:font-weight-asian="bold" style:font-weight-complex="bold"/>
    </style:style>
    <style:style style:name="T2" style:family="text">
      <style:text-properties style:text-underline-style="none" officeooo:rsid="003c2b9f"/>
    </style:style>
    <style:style style:name="T3" style:family="text">
      <style:text-properties officeooo:rsid="00350e7b"/>
    </style:style>
    <style:style style:name="T4" style:family="text">
      <style:text-properties officeooo:rsid="0035209e"/>
    </style:style>
    <style:style style:name="T5" style:family="text">
      <style:text-properties officeooo:rsid="003c2b9f"/>
    </style:style>
    <style:style style:name="T6" style:family="text">
      <style:text-properties style:text-underline-style="solid" style:text-underline-width="auto" style:text-underline-color="font-color" officeooo:rsid="00350e7b"/>
    </style:style>
    <style:style style:name="T7" style:family="text">
      <style:text-properties style:text-underline-style="solid" style:text-underline-width="auto" style:text-underline-color="font-color" officeooo:rsid="0046dafd"/>
    </style:style>
    <style:style style:name="T8" style:family="text">
      <style:text-properties officeooo:rsid="00349a21"/>
    </style:style>
    <style:style style:name="T9" style:family="text">
      <style:text-properties officeooo:rsid="003f5145"/>
    </style:style>
    <style:style style:name="T10" style:family="text">
      <style:text-properties officeooo:rsid="00410ecb"/>
    </style:style>
    <style:style style:name="T11" style:family="text">
      <style:text-properties officeooo:rsid="00214248"/>
    </style:style>
    <style:style style:name="T12" style:family="text">
      <style:text-properties officeooo:rsid="00423500"/>
    </style:style>
    <style:style style:name="T13" style:family="text">
      <style:text-properties officeooo:rsid="004419a4"/>
    </style:style>
    <style:style style:name="T14" style:family="text">
      <style:text-properties fo:font-weight="bold" officeooo:rsid="004419a4" style:font-weight-asian="bold" style:font-weight-complex="bold"/>
    </style:style>
    <style:style style:name="T15" style:family="text">
      <style:text-properties officeooo:rsid="0044853d"/>
    </style:style>
    <style:style style:name="T16" style:family="text">
      <style:text-properties officeooo:rsid="0046dafd"/>
    </style:style>
    <style:style style:name="T17" style:family="text">
      <style:text-properties officeooo:rsid="004937f7"/>
    </style:style>
    <style:style style:name="T18" style:family="text">
      <style:text-properties fo:font-style="italic" officeooo:rsid="0035209e" style:font-style-asian="italic" style:font-style-complex="italic"/>
    </style:style>
    <style:style style:name="T19" style:family="text">
      <style:text-properties officeooo:rsid="004a5921"/>
    </style:style>
    <style:style style:name="T20" style:family="text">
      <style:text-properties officeooo:rsid="004d70f7"/>
    </style:style>
    <style:style style:name="T21" style:family="text">
      <style:text-properties fo:font-size="9pt" officeooo:rsid="004d70f7" style:font-size-asian="9pt" style:font-size-complex="9pt"/>
    </style:style>
    <style:style style:name="T22" style:family="text">
      <style:text-properties fo:font-size="9pt" fo:font-weight="normal" officeooo:rsid="004d70f7" style:font-size-asian="9pt" style:font-weight-asian="normal" style:font-size-complex="9pt" style:font-weight-complex="normal"/>
    </style:style>
    <style:style style:name="T23" style:family="text">
      <style:text-properties fo:font-weight="normal" officeooo:rsid="004d70f7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20519570975951743" text:style-name="L1">
        <text:list-header>
          <text:p text:style-name="P16"><text:span text:style-name="T16">CALIBRATGE </text:span><text:s/>D’ANTENA: anivellament del pedestal</text:p>
          <text:p text:style-name="P18">Octubre 2017</text:p>
          <text:p text:style-name="P17"/>
        </text:list-header>
        <text:list-item>
          <text:p text:style-name="P19">Objectiu i definició del projecte</text:p>
          <text:p text:style-name="P5"><text:span text:style-name="T14">Antecedents:</text:span><text:span text:style-name="T13"> </text:span></text:p>
          <text:p text:style-name="P5">Actualment hi ha dos procediments establerts per quantificar i valorar l’estat de calibratge en apuntament de l’antena dels radars de la XRAD. El primer <text:span text:style-name="T5">és un mètode que ve implementat com a part del software comercial que fan servir els radars; la utilitat SUNCAL de l’IRIS. <text:s/>L’execució del SUNCAL requereix l’aturada del radar i se n’encarreguen els tècnics dins les tasques de manteniment </text:span><text:span text:style-name="T2">bimensuals</text:span><text:span text:style-name="T5"> de rutina. El segon mètode, anomenat SunINTFCal, es basa a identificar automàticament les interferències solars a les imatges radar i proporciona </text:span><text:span text:style-name="T6">di</text:span><text:span text:style-name="T7">à</text:span><text:span text:style-name="T6">riament</text:span><text:span text:style-name="T3"> l’estimació de l’error d’apuntament.</text:span></text:p>
          <text:p text:style-name="P6"><text:span text:style-name="T10">Als errors d’apuntament estimats amb aquests dos mètodes contribueixen tant l’error sistemàtic com l’error derivat d’un desnivellament del pedestal de l’antena. </text:span>Dins un projecte TDT anterior <text:span text:style-name="T8">(ref) </text:span>es va <text:span text:style-name="T9">demostrar que les interferències solars recollides a llarg termini (1 any) poden ser reanalitzades per estimar aquestes dues contribucions. A més, els resultats del SUNCAL poden servir com a dades complementàries en aquest procediment, proporcionant informació en sectors azimutals no accessibles amb les interferències.</text:span></text:p>
          <text:p text:style-name="P5"><text:span text:style-name="T14">Objectius:</text:span><text:span text:style-name="T13"> </text:span></text:p>
          <text:p text:style-name="P7">L’objectiu del <text:span text:style-name="T11">present </text:span>projecte és <text:span text:style-name="T12">implementar per a la XRAD un procediment pel calibratge de l’apuntament de l’antena que quantifiqui tant l’error sistemàtic com l’error d’anivellament, integrant els resultats del re-anàlisi de les interferències solars i els resultats de l’execució periòdica del SUNCAL, per a una major robustesa. </text:span></text:p>
          <text:p text:style-name="P8">Per assolir aquest objectiu es proposa seguir dues línies de treball paral·leles que s’integraran en l’etapa final del projecte. Per una banda, s’ha de definir amb cura, i d’acord amb el contracte de manteniment, el procediment de mesura del SUNCAL i s’ha de decidir el procés de recollida i emmagatzematge dels seus resultats. Per una altra banda, s’ha de desenvolupar el programari per l’anàlisi d’interferències solars a llarg termini i s’ha de valorar i verificar l’estabilitat dels resultats del nou mètode.</text:p>
          <text:p text:style-name="P11"/>
        </text:list-item>
        <text:list-item>
          <text:p text:style-name="P15">Client / Usuari</text:p>
          <text:p text:style-name="P9">TDTRS </text:p>
          <text:p text:style-name="P9">Equip de tècnics de manteniment de <text:span text:style-name="T17">la XRAD</text:span></text:p>
          <text:p text:style-name="P12"/>
        </text:list-item>
        <text:list-item>
          <text:p text:style-name="P15">Dades d’entrada / requisits del projecte</text:p>
          <text:p text:style-name="P10"><text:span text:style-name="T1">Dades d’entrada:</text:span> <text:span text:style-name="T4">interferències solars diàries (actualment emmagatzemades a la màquina virtual </text:span><text:span text:style-name="T18">smcprotdt02</text:span><text:span text:style-name="T4">) i resultats de calibratge SUNCAL bimensuals o, preferiblement, mensuals.</text:span></text:p>
          <text:p text:style-name="P10"><text:span text:style-name="T1">Requisits:</text:span> <text:span text:style-name="T4">IRIS, programari R, GitHub.</text:span></text:p>
        </text:list-item>
      </text:list>
      <text:list xml:id="list8683449945027744371" text:style-name="L2">
        <text:list-header>
          <text:p text:style-name="P13"/>
        </text:list-header>
      </text:list>
      <text:list xml:id="list120400514586254" text:continue-list="list2720519570975951743" text:style-name="L1">
        <text:list-item>
          <text:p text:style-name="P15">Recursos, responsabilitats i coordinació entre els diferents grups de treball</text:p>
          <text:p text:style-name="P14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Àrees/Unitats</text:p>
          </table:table-cell>
          <table:table-cell table:style-name="Table1.A1" office:value-type="string">
            <text:p text:style-name="P3">Personal</text:p>
          </table:table-cell>
          <table:table-cell table:style-name="Table1.A1" office:value-type="string">
            <text:p text:style-name="P3">Responsabilitat</text:p>
          </table:table-cell>
        </table:table-row>
        <table:table-row>
          <table:table-cell table:style-name="Table1.A2" office:value-type="string">
            <text:p text:style-name="P4">SOM/TDT</text:p>
          </table:table-cell>
          <table:table-cell table:style-name="Table1.B2" office:value-type="string">
            <text:p text:style-name="P4">Patricia Altube</text:p>
          </table:table-cell>
          <table:table-cell table:style-name="Table1.C2" office:value-type="string">
            <text:p text:style-name="P4">Desenvolupament i validació</text:p>
          </table:table-cell>
        </table:table-row>
        <table:table-row>
          <table:table-cell table:style-name="Table1.A3" office:value-type="string">
            <text:p text:style-name="P4">SOM/TDT</text:p>
          </table:table-cell>
          <table:table-cell table:style-name="Table1.B3" office:value-type="string">
            <text:p text:style-name="P4">Oriol Argemí</text:p>
          </table:table-cell>
          <table:table-cell table:style-name="Table1.C3" office:value-type="string">
            <text:p text:style-name="P4">Definició del procediment SUNCAL</text:p>
          </table:table-cell>
        </table:table-row>
      </table:table>
      <text:p text:style-name="P24"><text:span text:style-name="T21"><text:tab/>Coordinació: </text:span><text:span text:style-name="T22">repositori compartit a GitHub; </text:span><text:a xlink:type="simple" xlink:href="https://github.com/Patri-meteocat/antenna_cal.git" text:style-name="Internet_20_link" text:visited-style-name="Visited_20_Internet_20_Link"><text:span text:style-name="T22">https://github.com/Patri-meteocat/antenna_cal.git</text:span></text:a></text:p>
      <text:p text:style-name="P25"><text:span text:style-name="T23"/></text:p>
      <text:list xml:id="list120402361681280" text:continue-numbering="true" text:style-name="L1">
        <text:list-item>
          <text:p text:style-name="P15"><text:soft-page-break/>Etapes del projecte</text:p>
        </text:list-item>
      </text:list>
      <text:list xml:id="list4334163733135664262" text:style-name="L3">
        <text:list-item>
          <text:p text:style-name="P20">Definició del procediment SUNCAL: disseny i redacció de la metodologia de mesura optimitzada (<text:span text:style-name="T5">estratègia, </text:span>freq<text:span text:style-name="T19">ü</text:span>ència...) i automatització de l’emmagatzematge dels resultats.</text:p>
        </text:list-item>
        <text:list-item>
          <text:p text:style-name="P21">Desenvolupament de programari <text:span text:style-name="T15">en R </text:span>per l’adaptació de la metodologia SunINTFCal.</text:p>
        </text:list-item>
        <text:list-item>
          <text:p text:style-name="P21">Aplicació retroactiva i validació de l’estabilitat del mètode.</text:p>
        </text:list-item>
        <text:list-item>
          <text:p text:style-name="P21">Incorporació/<text:span text:style-name="T15">integració</text:span> dels resultats SUNCAL.</text:p>
        </text:list-item>
        <text:list-item>
          <text:p text:style-name="P22">Validació en pre-operativa del programari integrat.</text:p>
          <text:p text:style-name="P23"/>
        </text:list-item>
      </text:list>
      <text:list xml:id="list120401468144252" text:continue-list="list120402361681280" text:style-name="L1">
        <text:list-item>
          <text:p text:style-name="P15">Mesures seguiment: revisió, verificació, validació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6dafd" officeooo:paragraph-rsid="0046daf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  <style:footer-left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2:05:40.299181163</meta:creation-date>
    <dc:date>2017-10-20T12:03:19.871052566</dc:date>
    <meta:editing-duration>PT2H49M18S</meta:editing-duration>
    <meta:editing-cycles>33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470" meta:character-count="3225" meta:non-whitespace-character-count="2811"/>
  </office:meta>
</office:document-meta>
</file>